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1.svm" manifest:media-type=""/>
  <manifest:file-entry manifest:full-path="Pictures/1000000000000186000001524017A8DC63D1B499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Hiragino Mincho ProN" svg:font-family="'Hiragino Mincho ProN'"/>
    <style:font-face style:name="Microsoft YaHei" svg:font-family="'Microsoft YaHei'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adornments="標準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塗りつぶしなし線なしオブジェクト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601cm" fo:min-width="24.599cm" fo:padding-top="0cm" fo:padding-bottom="0cm" fo:padding-left="0cm" fo:padding-right="0cm" fo:wrap-option="wrap"/>
    </style:style>
    <style:style style:name="gr7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co1" style:family="table-column">
      <style:table-column-properties style:column-width="3.57cm" style:use-optimal-column-width="false"/>
    </style:style>
    <style:style style:name="co2" style:family="table-column">
      <style:table-column-properties style:column-width="3.58cm" style:use-optimal-column-width="false"/>
    </style:style>
    <style:style style:name="ro1" style:family="table-row">
      <style:table-row-properties style:row-height="2.409cm"/>
    </style:style>
    <style:style style:name="ro2" style:family="table-row">
      <style:table-row-properties style:row-height="1.53cm"/>
    </style:style>
    <style:style style:name="ro3" style:family="table-row">
      <style:table-row-properties style:row-height="1.231cm"/>
    </style:style>
    <style:style style:name="ro4" style:family="table-row">
      <style:table-row-properties style:row-height="1.241cm"/>
    </style:style>
    <style:style style:name="ce1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border="0.03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ffffff"/>
    </style:style>
    <style:style style:name="ce3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03pt solid #ffffff"/>
    </style:style>
    <style:style style:name="ce4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-left="0.03pt solid #ffffff" fo:border-right="0.03pt solid #ffffff" fo:border-top="0.03pt solid #ffffff" fo:border-bottom="none"/>
    </style:style>
    <style:style style:name="ce5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-left="0.03pt solid #ffffff" fo:border-right="0.03pt solid #ffffff" fo:border-top="0.03pt solid #ffffff" fo:border-bottom="none"/>
    </style:style>
    <style:style style:name="ce6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ffffff"/>
      <style:text-properties style:font-name="Arial1" fo:font-size="18pt" style:font-size-asian="18pt" style:font-size-complex="24pt"/>
    </style:style>
    <style:style style:name="ce7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-left="0.03pt solid #ffffff" fo:border-right="none" fo:border-top="0.03pt solid #ffffff" fo:border-bottom="0.03pt solid #ffffff"/>
    </style:style>
    <style:style style:name="ce8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-left="0.03pt solid #ffffff" fo:border-right="0.03pt solid #ffffff" fo:border-top="none" fo:border-bottom="0.03pt solid #ffffff"/>
    </style:style>
    <style:style style:name="ce9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-left="none" fo:border-right="0.03pt solid #ffffff" fo:border-top="0.03pt solid #ffffff" fo:border-bottom="0.03pt solid #ffffff"/>
    </style:style>
    <style:style style:name="P1" style:family="paragraph">
      <style:paragraph-properties fo:margin-top="0cm" fo:margin-bottom="0cm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499cm" fo:line-height="100%" fo:text-align="start" fo:text-indent="0cm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margin-top="0cm" fo:margin-bottom="0cm" fo:text-align="start" style:font-independent-line-spacing="true"/>
      <style:text-properties fo:font-size="36pt" style:font-size-asian="36pt"/>
    </style:style>
    <style:style style:name="P8" style:family="paragraph">
      <loext:graphic-properties draw:fill="solid" draw:fill-color="#729fcf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.499cm" fo:line-height="100%" fo:text-align="center" fo:text-indent="0cm"/>
    </style:style>
    <style:style style:name="P10" style:family="paragraph">
      <loext:graphic-properties draw:fill="solid" draw:fill-color="#729fcf"/>
      <style:paragraph-properties fo:text-align="start"/>
      <style:text-properties fo:font-size="18pt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Open Sans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style:font-name="Open San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333333" style:text-line-through-style="none" style:text-line-through-type="none" style:text-position="0% 100%" style:font-name="Open Sans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Open San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333333" style:text-line-through-style="none" style:text-line-through-type="none" style:text-position="0% 100%" style:font-name="Open San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333333" style:text-line-through-style="none" style:text-line-through-type="none" style:text-position="0% 100%" style:font-name="Open Sans" fo:font-size="36pt" fo:letter-spacing="normal" fo:font-style="normal" style:text-underline-style="none" fo:font-weight="bold" style:font-size-asian="36pt" style:font-style-asian="normal" style:font-weight-asian="bold" style:font-size-complex="44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Hiragino Mincho ProN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style:font-name="Arial1" fo:font-size="18pt" style:font-size-asian="18pt" style:font-size-complex="24pt"/>
    </style:style>
    <style:style style:name="T11" style:family="text">
      <style:text-properties fo:font-variant="normal" fo:text-transform="none" fo:color="#333333" style:text-line-through-style="none" style:text-line-through-type="none" style:text-position="0% 100%" style:font-name="Open San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1cm" text:min-label-width="0.899cm"/>
        <style:text-properties fo:font-family="Wingdings" style:font-charset="x-symbol" fo:color="#ef292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3.799cm" svg:height="3.999cm" svg:x="2.2cm" svg:y="11.4cm">
          <text:p text:style-name="P1"><text:span text:style-name="T1">プログラミングについ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99cm" svg:height="3.728cm" svg:x="2.2cm" svg:y="15.4cm">
          <text:p text:style-name="P3"><text:span text:style-name="T2">説明資料 </text:span><text:span text:style-name="T2">2019</text:span><text:span text:style-name="T2">年</text:span><text:span text:style-name="T2">1</text:span><text:span text:style-name="T2">月</text:span><text:span text:style-name="T2">28</text:span><text:span text:style-name="T2">日作成</text:span></text:p>
          <text:p text:style-name="P3"><text:span text:style-name="T2"><text:s text:c="19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プログラミングとは（イメージ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3.999cm" svg:height="6.379cm" svg:x="1.4cm" svg:y="4.42cm">
          <text:list text:style-name="L2">
            <text:list-item>
              <text:p text:style-name="P5"><text:span text:style-name="T4">ドミノ倒し</text:span></text:p>
            </text:list-item>
            <text:list-item>
              <text:p text:style-name="P5"><text:span text:style-name="T4">ピタゴラ装置</text:span></text:p>
            </text:list-item>
          </text:list>
          <text:p text:style-name="P5"><text:span text:style-name="T4"><text:line-break/></text:span><text:span text:style-name="T4"/></text:p>
          <text:p text:style-name="P5"><text:span text:style-name="T4"/></text:p>
          <text:p text:style-name="P5"><text:span text:style-name="T4"/></text:p>
          <text:p text:style-name="P5"><text:span text:style-name="T4"><text:line-break/></text:span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5.891cm" svg:height="13.979cm" svg:x="11.425cm" svg:y="4.02cm">
          <draw:image xlink:href="Pictures/1000000000000186000001524017A8DC63D1B499.jpg" xlink:type="simple" xlink:show="embed" xlink:actuate="onLoad">
            <text:p/>
          </draw:image>
        </draw:frame>
        <draw:frame draw:style-name="gr5" draw:text-style-name="P6" draw:layer="layout" svg:width="15.891cm" svg:height="13.979cm" svg:x="11.425cm" svg:y="4.02cm">
          <draw:image xlink:href="Pictures/1000000000000186000001524017A8DC63D1B499.jpg" xlink:type="simple" xlink:show="embed" xlink:actuate="onLoad">
            <text:p/>
          </draw:image>
        </draw:frame>
        <draw:custom-shape draw:name="TextShape 3" draw:style-name="gr4" draw:text-style-name="P2" draw:layer="layout" svg:width="17.199cm" svg:height="2.599cm" svg:x="0.8cm" svg:y="13.8cm">
          <text:list text:style-name="L2">
            <text:list-item>
              <text:p text:style-name="P5"><text:span text:style-name="T4">共通するおもしろさがある！</text:span></text:p>
            </text:list-item>
            <text:list-item>
              <text:p text:style-name="P5"><text:span text:style-name="T4">でも、もっと面白い！</text:span></text:p>
            </text:list-item>
          </text:list>
          <text:p text:style-name="P5"><text:span text:style-name="T4"><text:line-break/></text:span><text:span text:style-name="T4"/></text:p>
          <text:p text:style-name="P5"><text:span text:style-name="T4"/></text:p>
          <text:p text:style-name="P5"><text:span text:style-name="T4"/></text:p>
          <text:p text:style-name="P5"><text:span text:style-name="T4"><text:line-break/></text:span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プログラミング言語とは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3.999cm" svg:height="12.179cm" svg:x="2cm" svg:y="6cm">
          <text:list text:style-name="L2">
            <text:list-item>
              <text:p text:style-name="P5"><text:span text:style-name="T4">英語？→　違います</text:span></text:p>
            </text:list-item>
            <text:list-item>
              <text:p text:style-name="P5"><text:span text:style-name="T4">コンピュータに対する命令です</text:span></text:p>
            </text:list-item>
            <text:list-item>
              <text:p text:style-name="P5"><text:span text:style-name="T5">コンピュータに対する命令は読みにくい</text:span></text:p>
            </text:list-item>
            <text:list-item>
              <text:p text:style-name="P5"><text:span text:style-name="T5">人間にもコンピュータにも読みやすいようにした</text:span></text:p>
            </text:list-item>
            <text:list-item>
              <text:p text:style-name="P5"><text:span text:style-name="T5">いろんな人が読み書きしても間違えないようにした</text:span></text:p>
            </text:list-item>
            <text:list-item>
              <text:p text:style-name="P5"><text:span text:style-name="T5">なるべく短く、覚えやすくした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TextShape 1" draw:style-name="gr6" draw:text-style-name="P7" draw:layer="layout" svg:width="24.598cm" svg:height="2.6cm" svg:x="2.2cm" svg:y="0.8cm">
          <text:p text:style-name="P1"><text:span text:style-name="T6">プログラミング言語ごとの特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4.999cm" svg:height="17.12cm" svg:x="1.523cm" svg:y="3.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7">ゲーム</text:span></text:p>
              </table:table-cell>
              <table:table-cell>
                <text:p text:style-name="P1"><text:span text:style-name="T7">Web</text:span><text:span text:style-name="T7">ブラウザ</text:span></text:p>
              </table:table-cell>
              <table:table-cell>
                <text:p text:style-name="P1"><text:span text:style-name="T7">スマホ</text:span></text:p>
                <text:p text:style-name="P1"><text:span text:style-name="T7">Android</text:span></text:p>
              </table:table-cell>
              <table:table-cell>
                <text:p text:style-name="P1"><text:span text:style-name="T7">スマホ</text:span></text:p>
                <text:p text:style-name="P1"><text:span text:style-name="T7">iphone</text:span></text:p>
              </table:table-cell>
              <table:table-cell>
                <text:p text:style-name="P1"><text:span text:style-name="T7">人工知能</text:span><text:span text:style-name="T7">(AI)</text:span></text:p>
              </table:table-cell>
              <table:table-cell>
                <text:p text:style-name="P1"><text:span text:style-name="T7">簡単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7">JavaScript</text:span></text:p>
              </table:table-cell>
              <table:table-cell>
                <text:p text:style-name="P3"><text:span text:style-name="T8">◎</text:span></text:p>
              </table:table-cell>
              <table:table-cell>
                <text:p text:style-name="P3"><text:span text:style-name="T8">◎</text:span></text:p>
              </table:table-cell>
              <table:table-cell>
                <text:p text:style-name="P3"><text:span text:style-name="T8">○</text:span></text:p>
              </table:table-cell>
              <table:table-cell>
                <text:p text:style-name="P3"><text:span text:style-name="T9">○</text:span></text:p>
              </table:table-cell>
              <table:table-cell>
                <text:p text:style-name="P3"><text:span text:style-name="T8">△</text:span></text:p>
              </table:table-cell>
              <table:table-cell>
                <text:p text:style-name="P3"><text:span text:style-name="T9">○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7">Python</text:span></text:p>
              </table:table-cell>
              <table:table-cell>
                <text:p text:style-name="P3"><text:span text:style-name="T8">○</text:span></text:p>
              </table:table-cell>
              <table:table-cell>
                <text:p text:style-name="P3"><text:span text:style-name="T8">✖️</text:span></text:p>
              </table:table-cell>
              <table:table-cell table:style-name="ce4">
                <text:p text:style-name="P3"><text:span text:style-name="T8">✖️</text:span></text:p>
              </table:table-cell>
              <table:table-cell>
                <text:p text:style-name="P3"><text:span text:style-name="T8">✖️</text:span></text:p>
              </table:table-cell>
              <table:table-cell>
                <text:p text:style-name="P3"><text:span text:style-name="T9">◎</text:span></text:p>
              </table:table-cell>
              <table:table-cell>
                <text:p text:style-name="P3"><text:span text:style-name="T9">○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7">Ruby</text:span></text:p>
              </table:table-cell>
              <table:table-cell>
                <text:p text:style-name="P3"><text:span text:style-name="T8">○</text:span></text:p>
              </table:table-cell>
              <table:table-cell>
                <text:p text:style-name="P3"><text:span text:style-name="T8">✖️</text:span></text:p>
              </table:table-cell>
              <table:table-cell table:style-name="ce5">
                <text:p text:style-name="P3"><text:span text:style-name="T8">✖️</text:span></text:p>
              </table:table-cell>
              <table:table-cell>
                <text:p text:style-name="P3"><text:span text:style-name="T8">✖️</text:span></text:p>
              </table:table-cell>
              <table:table-cell>
                <text:p text:style-name="P3"><text:span text:style-name="T8">△</text:span></text:p>
              </table:table-cell>
              <table:table-cell>
                <text:p text:style-name="P3"><text:span text:style-name="T9">○</text:span></text:p>
              </table:table-cell>
            </table:table-row>
            <table:table-row table:style-name="ro2" table:default-cell-style-name="ce2">
              <table:table-cell table:style-name="ce6">
                <text:p><text:span text:style-name="T10">php</text:span></text:p>
              </table:table-cell>
              <table:table-cell>
                <text:p text:style-name="P3"><text:span text:style-name="T8">○</text:span></text:p>
              </table:table-cell>
              <table:table-cell>
                <text:p text:style-name="P3"><text:span text:style-name="T8">✖️</text:span></text:p>
              </table:table-cell>
              <table:table-cell table:style-name="ce5">
                <text:p text:style-name="P3"><text:span text:style-name="T8">✖️</text:span></text:p>
              </table:table-cell>
              <table:table-cell>
                <text:p text:style-name="P3"><text:span text:style-name="T8">✖️</text:span></text:p>
              </table:table-cell>
              <table:table-cell>
                <text:p text:style-name="P3"><text:span text:style-name="T8">△</text:span></text:p>
              </table:table-cell>
              <table:table-cell>
                <text:p text:style-name="P3"><text:span text:style-name="T9">○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7">C</text:span></text:p>
              </table:table-cell>
              <table:table-cell>
                <text:p text:style-name="P3"><text:span text:style-name="T8">○</text:span></text:p>
              </table:table-cell>
              <table:table-cell table:style-name="ce7">
                <text:p text:style-name="P3"><text:span text:style-name="T8">✖️</text:span></text:p>
              </table:table-cell>
              <table:table-cell table:style-name="ce8">
                <text:p text:style-name="P3"><text:span text:style-name="T8">△</text:span></text:p>
              </table:table-cell>
              <table:table-cell table:style-name="ce9">
                <text:p text:style-name="P3"><text:span text:style-name="T9">○</text:span></text:p>
              </table:table-cell>
              <table:table-cell>
                <text:p text:style-name="P3"><text:span text:style-name="T9">○</text:span></text:p>
              </table:table-cell>
              <table:table-cell>
                <text:p text:style-name="P3"><text:span text:style-name="T9">✖️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7">C#</text:span></text:p>
              </table:table-cell>
              <table:table-cell>
                <text:p text:style-name="P3"><text:span text:style-name="T8">◎</text:span></text:p>
              </table:table-cell>
              <table:table-cell>
                <text:p text:style-name="P3"><text:span text:style-name="T8">✖️</text:span></text:p>
              </table:table-cell>
              <table:table-cell table:style-name="ce8">
                <text:p text:style-name="P3"><text:span text:style-name="T8">△</text:span></text:p>
              </table:table-cell>
              <table:table-cell>
                <text:p text:style-name="P3"><text:span text:style-name="T9">△</text:span></text:p>
              </table:table-cell>
              <table:table-cell>
                <text:p text:style-name="P3"><text:span text:style-name="T8">△</text:span></text:p>
              </table:table-cell>
              <table:table-cell>
                <text:p text:style-name="P3"><text:span text:style-name="T9">△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7">Java</text:span></text:p>
              </table:table-cell>
              <table:table-cell>
                <text:p text:style-name="P3"><text:span text:style-name="T9">○</text:span></text:p>
              </table:table-cell>
              <table:table-cell>
                <text:p text:style-name="P3"><text:span text:style-name="T8">✖️</text:span></text:p>
              </table:table-cell>
              <table:table-cell>
                <text:p text:style-name="P3"><text:span text:style-name="T8">◎</text:span></text:p>
              </table:table-cell>
              <table:table-cell>
                <text:p text:style-name="P3"><text:span text:style-name="T8">✖️</text:span></text:p>
              </table:table-cell>
              <table:table-cell>
                <text:p text:style-name="P3"><text:span text:style-name="T8">△</text:span></text:p>
              </table:table-cell>
              <table:table-cell>
                <text:p text:style-name="P3"><text:span text:style-name="T9">✖️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7">Swift</text:span></text:p>
              </table:table-cell>
              <table:table-cell>
                <text:p text:style-name="P3"><text:span text:style-name="T8">○</text:span></text:p>
              </table:table-cell>
              <table:table-cell>
                <text:p text:style-name="P3"><text:span text:style-name="T8">✖️</text:span></text:p>
              </table:table-cell>
              <table:table-cell>
                <text:p text:style-name="P3"><text:span text:style-name="T8">✖️</text:span></text:p>
              </table:table-cell>
              <table:table-cell>
                <text:p text:style-name="P3"><text:span text:style-name="T8">◎</text:span></text:p>
              </table:table-cell>
              <table:table-cell>
                <text:p text:style-name="P3"><text:span text:style-name="T8">△</text:span></text:p>
              </table:table-cell>
              <table:table-cell>
                <text:p text:style-name="P3"><text:span text:style-name="T9">△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7">Scratch</text:span></text:p>
              </table:table-cell>
              <table:table-cell>
                <text:p text:style-name="P3"><text:span text:style-name="T8">◎</text:span></text:p>
              </table:table-cell>
              <table:table-cell>
                <text:p text:style-name="P3"><text:span text:style-name="T8">✖️</text:span></text:p>
              </table:table-cell>
              <table:table-cell>
                <text:p text:style-name="P3"><text:span text:style-name="T8">✖️</text:span></text:p>
              </table:table-cell>
              <table:table-cell>
                <text:p text:style-name="P3"><text:span text:style-name="T8">✖️</text:span></text:p>
              </table:table-cell>
              <table:table-cell>
                <text:p text:style-name="P3"><text:span text:style-name="T8">✖️</text:span></text:p>
              </table:table-cell>
              <table:table-cell>
                <text:p text:style-name="P3"><text:span text:style-name="T9">◎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7">processing</text:span></text:p>
              </table:table-cell>
              <table:table-cell>
                <text:p text:style-name="P3"><text:span text:style-name="T8">◎</text:span></text:p>
              </table:table-cell>
              <table:table-cell>
                <text:p text:style-name="P3"><text:span text:style-name="T8">✖️</text:span></text:p>
              </table:table-cell>
              <table:table-cell table:style-name="ce5">
                <text:p text:style-name="P3"><text:span text:style-name="T8">✖️</text:span></text:p>
              </table:table-cell>
              <table:table-cell>
                <text:p text:style-name="P3"><text:span text:style-name="T8">✖️</text:span></text:p>
              </table:table-cell>
              <table:table-cell>
                <text:p text:style-name="P3"><text:span text:style-name="T8">△</text:span></text:p>
              </table:table-cell>
              <table:table-cell>
                <text:p text:style-name="P3"><text:span text:style-name="T9">◎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ライブラリとは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3.999cm" svg:height="5.799cm" svg:x="1.6cm" svg:y="4cm">
          <text:list text:style-name="L2">
            <text:list-item>
              <text:p text:style-name="P5"><text:span text:style-name="T4">いろんなプログラムから呼ばれる共通部品</text:span></text:p>
            </text:list-item>
            <text:list-item>
              <text:p text:style-name="P5"><text:span text:style-name="T4">共通部品が骨組みとなる場合はフレームワーク</text:span></text:p>
            </text:list-item>
            <text:list-item>
              <text:p text:style-name="P5"><text:span text:style-name="T4">標準ライブラリは言語自身とセット</text:span></text:p>
            </text:list-item>
            <text:list-item>
              <text:p text:style-name="P5"><text:span text:style-name="T4">サードパーティのライブラリは別管理</text:span></text:p>
            </text:list-item>
            <text:list-item>
              <text:p text:style-name="P5"><text:span text:style-name="T4">メリット：プログラミングが楽になる</text:span></text:p>
            </text:list-item>
            <text:list-item>
              <text:p text:style-name="P5"><text:span text:style-name="T4">デメリット：ブラックボックス化しやすい</text:span><text:span text:style-name="T11"><text:line-break/></text:span><text:span text:style-name="T4"> <text:s text:c="15"/></text:span><text:span text:style-name="T4">(</text:span><text:span text:style-name="T4">見通しが悪くなる</text:span><text:span text:style-name="T4">)</text:span><text:span text:style-name="T11"><text:line-break/></text:span><text:span text:style-name="T4">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8" draw:layer="layout" svg:width="5.599cm" svg:height="2.199cm" svg:x="1.2cm" svg:y="17.8cm">
          <text:p text:style-name="P3"><text:span text:style-name="T12">プログラム</text:span><text:span text:style-name="T12">B</text:span></text:p>
          <draw:enhanced-geometry draw:mirror-horizontal="false" draw:mirror-vertical="false" svg:viewBox="0 0 0 0" drawooo:sub-view-size="5602 2202" draw:text-areas="0 0 ?f0 ?f1" draw:type="ooxml-non-primitive" draw:enhanced-path="M 366 0 C 183 0 0 183 0 366 L 0 1834 C 0 2017 183 2201 366 2201 L 5234 2201 C 5417 2201 5601 2017 5601 1834 L 5601 366 C 5601 183 5417 0 5234 0 L 366 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7" draw:text-style-name="P8" draw:layer="layout" svg:width="4.799cm" svg:height="2.199cm" svg:x="8.8cm" svg:y="16.6cm">
          <text:p text:style-name="P3"><text:span text:style-name="T12">共通する</text:span></text:p>
          <text:p text:style-name="P3"><text:span text:style-name="T12">プログラム</text:span></text:p>
          <draw:enhanced-geometry draw:mirror-horizontal="false" draw:mirror-vertical="false" svg:viewBox="0 0 0 0" drawooo:sub-view-size="4802 2202" draw:text-areas="0 0 ?f0 ?f1" draw:type="ooxml-non-primitive" draw:enhanced-path="M 366 0 C 183 0 0 183 0 366 L 0 1834 C 0 2017 183 2201 366 2201 L 4434 2201 C 4617 2201 4801 2017 4801 1834 L 4801 366 C 4801 183 4617 0 4434 0 L 366 0 N">
            <draw:equation draw:name="f0" draw:formula="logwidth"/>
            <draw:equation draw:name="f1" draw:formula="logheight"/>
          </draw:enhanced-geometry>
        </draw:custom-shape>
        <draw:custom-shape draw:name="Freeform 5" draw:style-name="gr8" draw:text-style-name="P6" draw:layer="layout" svg:width="2cm" svg:height="1.2cm" svg:x="6.8cm" svg:y="16cm">
          <text:p/>
          <draw:enhanced-geometry draw:mirror-horizontal="false" draw:mirror-vertical="false" svg:viewBox="0 0 0 0" drawooo:sub-view-size="2001 1201" draw:text-areas="0 0 ?f0 ?f1" draw:type="ooxml-non-primitive" draw:enhanced-path="M 0 0 C 1001 239 2000 1200 2000 1200 N">
            <draw:equation draw:name="f0" draw:formula="logwidth"/>
            <draw:equation draw:name="f1" draw:formula="logheight"/>
          </draw:enhanced-geometry>
        </draw:custom-shape>
        <draw:custom-shape draw:name="Freeform 6" draw:style-name="gr8" draw:text-style-name="P6" draw:layer="layout" svg:width="2cm" svg:height="0.8cm" svg:x="6.8cm" svg:y="18cm">
          <text:p/>
          <draw:enhanced-geometry draw:mirror-horizontal="false" draw:mirror-vertical="false" svg:viewBox="0 0 0 0" drawooo:sub-view-size="2001 801" draw:text-areas="0 0 ?f0 ?f1" draw:type="ooxml-non-primitive" draw:enhanced-path="M 0 800 C 1100 800 2000 0 2000 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7" draw:text-style-name="P8" draw:layer="layout" svg:width="5.599cm" svg:height="2.199cm" svg:x="1.2cm" svg:y="15.2cm">
          <text:p text:style-name="P3"><text:span text:style-name="T12">プログラム</text:span><text:span text:style-name="T12">A</text:span></text:p>
          <draw:enhanced-geometry draw:mirror-horizontal="false" draw:mirror-vertical="false" svg:viewBox="0 0 0 0" drawooo:sub-view-size="5602 2202" draw:text-areas="0 0 ?f0 ?f1" draw:type="ooxml-non-primitive" draw:enhanced-path="M 366 0 C 183 0 0 183 0 366 L 0 1834 C 0 2017 183 2201 366 2201 L 5234 2201 C 5417 2201 5601 2017 5601 1834 L 5601 366 C 5601 183 5417 0 5234 0 L 366 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7" draw:text-style-name="P8" draw:layer="layout" svg:width="4.399cm" svg:height="1.599cm" svg:x="22.8cm" svg:y="16.4cm">
          <text:p text:style-name="P3"><text:span text:style-name="T12">プログラム</text:span><text:span text:style-name="T12">A</text:span></text:p>
          <draw:enhanced-geometry draw:mirror-horizontal="false" draw:mirror-vertical="false" svg:viewBox="0 0 0 0" drawooo:sub-view-size="4402 1601" draw:text-areas="0 0 ?f0 ?f1" draw:type="ooxml-non-primitive" draw:enhanced-path="M 266 0 C 133 0 0 133 0 266 L 0 1334 C 0 1467 133 1600 266 1600 L 4134 1600 C 4267 1600 4401 1467 4401 1334 L 4401 266 C 4401 133 4267 0 4134 0 L 266 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7" draw:text-style-name="P8" draw:layer="layout" svg:width="5.399cm" svg:height="2.199cm" svg:x="15.6cm" svg:y="15.6cm">
          <text:p text:style-name="P3"><text:span text:style-name="T12">共通する</text:span></text:p>
          <text:p text:style-name="P3"><text:span text:style-name="T12">プログラム</text:span></text:p>
          <draw:enhanced-geometry draw:mirror-horizontal="false" draw:mirror-vertical="false" svg:viewBox="0 0 0 0" drawooo:sub-view-size="5402 2202" draw:text-areas="0 0 ?f0 ?f1" draw:type="ooxml-non-primitive" draw:enhanced-path="M 366 0 C 183 0 0 183 0 366 L 0 1834 C 0 2017 183 2201 366 2201 L 5034 2201 C 5217 2201 5401 2017 5401 1834 L 5401 366 C 5401 183 5217 0 5034 0 L 366 0 N">
            <draw:equation draw:name="f0" draw:formula="logwidth"/>
            <draw:equation draw:name="f1" draw:formula="logheight"/>
          </draw:enhanced-geometry>
        </draw:custom-shape>
        <draw:custom-shape draw:name="Freeform 10" draw:style-name="gr8" draw:text-style-name="P6" draw:layer="layout" svg:width="1.599cm" svg:height="0.799cm" svg:x="21cm" svg:y="16.2cm">
          <text:p/>
          <draw:enhanced-geometry draw:mirror-horizontal="false" draw:mirror-vertical="false" svg:viewBox="0 0 0 0" drawooo:sub-view-size="1600 800" draw:text-areas="0 0 ?f0 ?f1" draw:type="ooxml-non-primitive" draw:enhanced-path="M 0 0 C 800 160 1599 799 1599 799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プログラミングの変化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4.399cm" svg:height="6.856cm" svg:x="1.6cm" svg:y="4.343cm">
          <text:list text:style-name="L2">
            <text:list-item>
              <text:p text:style-name="P5"><text:span text:style-name="T4">コンピュータ、</text:span><text:span text:style-name="T4">OS</text:span><text:span text:style-name="T4">、プログラミング言語、ライブラリは変化していきます。</text:span></text:p>
            </text:list-item>
            <text:list-item>
              <text:p text:style-name="P5"><text:span text:style-name="T4">特にライブラリは他に左右されるし、開発が止まることもあります。</text:span></text:p>
            </text:list-item>
            <text:list-item>
              <text:p text:style-name="P5"><text:span text:style-name="T4">種類も増えていくし、根本から変わる可能性もあります</text:span></text:p>
            </text:list-item>
          </text:list>
          <text:p text:style-name="P9"><text:span text:style-name="T4"><text:line-break/></text:span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10" draw:layer="layout" svg:width="0.999cm" svg:height="0.999cm" svg:x="13.2cm" svg:y="12cm">
          <text:p/>
          <draw:enhanced-geometry draw:mirror-horizontal="false" draw:mirror-vertical="false" svg:viewBox="0 0 0 0" drawooo:sub-view-size="1002 1002" draw:text-areas="0 0 ?f0 ?f1" draw:type="ooxml-non-primitive" draw:enhanced-path="M 250 0 L 250 750 0 750 500 1001 1001 750 750 750 750 0 250 0 N">
            <draw:equation draw:name="f0" draw:formula="logwidth"/>
            <draw:equation draw:name="f1" draw:formula="logheight"/>
          </draw:enhanced-geometry>
        </draw:custom-shape>
        <draw:custom-shape draw:name="TextShape 4" draw:style-name="gr4" draw:text-style-name="P2" draw:layer="layout" svg:width="30.999cm" svg:height="2.599cm" svg:x="7.4cm" svg:y="13.2cm">
          <text:list text:style-name="L2">
            <text:list-item>
              <text:p text:style-name="P5"><text:span text:style-name="T13"><text:line-break/></text:span><text:span text:style-name="T4">覚えることが多くて大変！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" draw:text-style-name="P2" draw:layer="layout" svg:width="23.199cm" svg:height="2.399cm" svg:x="3.4cm" svg:y="17cm">
          <text:list text:style-name="L2">
            <text:list-item>
              <text:p text:style-name="P5"><text:span text:style-name="T13"><text:line-break/></text:span><text:span text:style-name="T5">仲間がいます</text:span><text:span text:style-name="T4">（全部自分でやらなくていい）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" draw:text-style-name="P10" draw:layer="layout" svg:width="0.999cm" svg:height="0.999cm" svg:x="13.201cm" svg:y="16.001cm">
          <text:p/>
          <draw:enhanced-geometry draw:mirror-horizontal="false" draw:mirror-vertical="false" svg:viewBox="0 0 0 0" drawooo:sub-view-size="1002 1002" draw:text-areas="0 0 ?f0 ?f1" draw:type="ooxml-non-primitive" draw:enhanced-path="M 250 0 L 250 750 0 750 500 1001 1001 750 750 750 750 0 250 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Hiragino Mincho ProN" svg:font-family="'Hiragino Mincho ProN'"/>
    <style:font-face style:name="Microsoft YaHei" svg:font-family="'Microsoft YaHei'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adornments="標準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f292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f2929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6" draw:style-name="Mgr3" draw:text-style-name="MP5" draw:layer="backgroundobjects" svg:width="1.399cm" svg:height="2.999cm" svg:x="0cm" svg:y="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4.598cm" svg:height="3.506cm" svg:x="2cm" svg:y="0.836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6" draw:style-name="Mgr3" draw:text-style-name="MP5" draw:layer="backgroundobjects" svg:width="1.399cm" svg:height="2.999cm" svg:x="0cm" svg:y="0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24.598cm" svg:height="3.506cm" svg:x="2cm" svg:y="0.83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3.999cm" svg:height="12.179cm" svg:x="2cm" svg:y="6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1T20:13:58</meta:creation-date>
    <dc:language>ja-JP</dc:language>
    <dc:date>2019-01-28T18:27:59.655702147</dc:date>
    <meta:editing-cycles>51</meta:editing-cycles>
    <meta:editing-duration>PT17H9M44S</meta:editing-duration>
    <meta:generator>LibreOffice/5.4.5.1$MacOSX_X86_64 LibreOffice_project/79c9829dd5d8054ec39a82dc51cd9eff340dbee8</meta:generator>
    <meta:document-statistic meta:object-count="67"/>
  </office:meta>
</office:document-meta>
</file>